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fo:font-weight="bold" style:font-weight-asian="bold" style:font-weight-complex="bold"/>
    </style:style>
    <style:style style:name="TableColumn7" style:family="table-column">
      <style:table-column-properties style:column-width="3.1305in" style:use-optimal-column-width="false"/>
    </style:style>
    <style:style style:name="TableColumn8" style:family="table-column">
      <style:table-column-properties style:column-width="3.3631in" style:use-optimal-column-width="false"/>
    </style:style>
    <style:style style:name="Table6" style:family="table">
      <style:table-properties style:width="6.4937in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.1111in" fo:line-height="107%"/>
      <style:text-properties fo:font-weight="bold" style:font-weight-asian="bold" style:font-weight-complex="bold"/>
    </style:style>
    <style:style style:name="P23" style:parent-style-name="Standard" style:family="paragraph">
      <style:paragraph-properties fo:margin-bottom="0.1111in" fo:line-height="107%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Column27" style:family="table-column">
      <style:table-column-properties style:column-width="0.9284in" style:use-optimal-column-width="false"/>
    </style:style>
    <style:style style:name="TableColumn28" style:family="table-column">
      <style:table-column-properties style:column-width="0.9291in" style:use-optimal-column-width="false"/>
    </style:style>
    <style:style style:name="TableColumn29" style:family="table-column">
      <style:table-column-properties style:column-width="0.9277in" style:use-optimal-column-width="false"/>
    </style:style>
    <style:style style:name="TableColumn30" style:family="table-column">
      <style:table-column-properties style:column-width="0.9291in" style:use-optimal-column-width="false"/>
    </style:style>
    <style:style style:name="TableColumn31" style:family="table-column">
      <style:table-column-properties style:column-width="0.9277in" style:use-optimal-column-width="false"/>
    </style:style>
    <style:style style:name="TableColumn32" style:family="table-column">
      <style:table-column-properties style:column-width="0.9291in" style:use-optimal-column-width="false"/>
    </style:style>
    <style:style style:name="TableColumn33" style:family="table-column">
      <style:table-column-properties style:column-width="0.9284in" style:use-optimal-column-width="false"/>
    </style:style>
    <style:style style:name="Table26" style:family="table">
      <style:table-properties style:width="6.5in" fo:margin-left="0.0069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/>
    </style:style>
    <style:style style:name="T3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line-height="100%"/>
    </style:style>
    <style:style style:name="T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line-height="100%"/>
    </style:style>
    <style:style style:name="T4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line-height="100%"/>
    </style:style>
    <style:style style:name="T4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line-height="100%"/>
    </style:style>
    <style:style style:name="T4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line-height="100%"/>
    </style:style>
    <style:style style:name="T5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line-height="100%"/>
    </style:style>
    <style:style style:name="T5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0" fo:orphans="0"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widows="0" fo:orphans="0" fo:line-height="100%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line-height="100%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 fo:line-height="100%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 fo:line-height="100%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line-height="100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widows="0" fo:orphans="0" fo:line-height="100%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 fo:line-height="100%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 fo:line-height="100%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 fo:line-height="100%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 fo:line-height="100%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0" fo:orphans="0" fo:line-height="100%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0" fo:orphans="0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widows="0" fo:orphans="0" fo:line-height="100%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widows="0" fo:orphans="0" fo:line-height="100%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0" fo:orphans="0"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0" fo:orphans="0"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0" fo:orphans="0"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0" fo:orphans="0"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 fo:line-height="100%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widows="0" fo:orphans="0" fo:line-height="100%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0" fo:orphans="0" fo:line-height="100%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0" fo:orphans="0" fo:line-height="100%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0" fo:orphans="0" fo:line-height="100%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widows="0" fo:orphans="0" fo:line-height="100%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widows="0" fo:orphans="0" fo:line-height="100%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widows="0" fo:orphans="0" fo:line-height="100%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0" fo:orphans="0"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widows="0" fo:orphans="0"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widows="0" fo:orphans="0"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widows="0" fo:orphans="0"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widows="0" fo:orphans="0"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widows="0" fo:orphans="0"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0" fo:orphans="0"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widows="0" fo:orphans="0" fo:line-height="100%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widows="0" fo:orphans="0" fo:line-height="100%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widows="0" fo:orphans="0" fo:line-height="100%"/>
    </style:style>
    <style:style style:name="T14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widows="0" fo:orphans="0" fo:line-height="100%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0" fo:orphans="0"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widows="0" fo:orphans="0" fo:line-height="10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 fo:line-height="100%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line-height="100%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widows="0" fo:orphans="0" fo:line-height="100%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widows="0" fo:orphans="0" fo:line-height="100%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widows="0" fo:orphans="0"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0" fo:orphans="0" fo:line-height="100%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widows="0" fo:orphans="0" fo:line-height="100%"/>
    </style:style>
    <style:style style:name="P163" style:parent-style-name="Standard" style:family="paragraph">
      <style:paragraph-properties fo:margin-bottom="0.1111in" fo:line-height="107%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ableColumn167" style:family="table-column">
      <style:table-column-properties style:column-width="0.9284in" style:use-optimal-column-width="false"/>
    </style:style>
    <style:style style:name="TableColumn168" style:family="table-column">
      <style:table-column-properties style:column-width="0.9291in" style:use-optimal-column-width="false"/>
    </style:style>
    <style:style style:name="TableColumn169" style:family="table-column">
      <style:table-column-properties style:column-width="0.9277in" style:use-optimal-column-width="false"/>
    </style:style>
    <style:style style:name="TableColumn170" style:family="table-column">
      <style:table-column-properties style:column-width="0.9291in" style:use-optimal-column-width="false"/>
    </style:style>
    <style:style style:name="TableColumn171" style:family="table-column">
      <style:table-column-properties style:column-width="0.9277in" style:use-optimal-column-width="false"/>
    </style:style>
    <style:style style:name="TableColumn172" style:family="table-column">
      <style:table-column-properties style:column-width="0.9291in" style:use-optimal-column-width="false"/>
    </style:style>
    <style:style style:name="TableColumn173" style:family="table-column">
      <style:table-column-properties style:column-width="0.9284in" style:use-optimal-column-width="false"/>
    </style:style>
    <style:style style:name="Table166" style:family="table">
      <style:table-properties style:width="6.5in" fo:margin-left="0.0069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line-height="100%"/>
    </style:style>
    <style:style style:name="T17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78" style:family="table-cell">
      <style:table-cell-properties fo:border="0.0138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line-height="100%"/>
    </style:style>
    <style:style style:name="T18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81" style:family="table-cell">
      <style:table-cell-properties fo:border="0.0138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100%"/>
    </style:style>
    <style:style style:name="T18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84" style:family="table-cell">
      <style:table-cell-properties fo:border="0.0138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line-height="100%"/>
    </style:style>
    <style:style style:name="T18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87" style:family="table-cell">
      <style:table-cell-properties fo:border="0.0138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line-height="100%"/>
    </style:style>
    <style:style style:name="T18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90" style:family="table-cell">
      <style:table-cell-properties fo:border="0.0138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line-height="100%"/>
    </style:style>
    <style:style style:name="T1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93" style:family="table-cell">
      <style:table-cell-properties fo:border="0.0138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line-height="100%"/>
    </style:style>
    <style:style style:name="T19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widows="0" fo:orphans="0" fo:line-height="100%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widows="0" fo:orphans="0" fo:line-height="100%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widows="0" fo:orphans="0" fo:line-height="100%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widows="0" fo:orphans="0"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widows="0" fo:orphans="0"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widows="0" fo:orphans="0"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widows="0" fo:orphans="0" fo:line-height="100%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widows="0" fo:orphans="0" fo:line-height="100%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widows="0" fo:orphans="0" fo:line-height="100%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widows="0" fo:orphans="0" fo:line-height="100%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widows="0" fo:orphans="0" fo:line-height="100%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widows="0" fo:orphans="0" fo:line-height="100%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widows="0" fo:orphans="0" fo:line-height="100%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widows="0" fo:orphans="0" fo:line-height="100%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widows="0" fo:orphans="0"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widows="0" fo:orphans="0" fo:line-height="100%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widows="0" fo:orphans="0" fo:line-height="100%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widows="0" fo:orphans="0"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widows="0" fo:orphans="0" fo:line-height="100%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widows="0" fo:orphans="0"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widows="0" fo:orphans="0"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widows="0" fo:orphans="0" fo:line-height="100%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widows="0" fo:orphans="0" fo:line-height="100%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widows="0" fo:orphans="0" fo:line-height="100%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widows="0" fo:orphans="0" fo:line-height="100%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widows="0" fo:orphans="0" fo:line-height="100%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widows="0" fo:orphans="0" fo:line-height="100%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widows="0" fo:orphans="0" fo:line-height="100%"/>
    </style:style>
  </office:automatic-styles>
  <office:body>
    <office:text text:use-soft-page-breaks="true">
      <text:p text:style-name="P1"><text:span text:style-name="T2">Project Planning Phase</text:span></text:p>
      <text:p text:style-name="P3"><text:span text:style-name="T4">Project Planning Template (Product Backlog, Sprint Planning, Stories, Story points)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07/03/2026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<text:span text:style-name="T15">SWTID-2026-7416</text:span></text:p>
          </table:table-cell>
        </table:table-row>
        <table:table-row table:style-name="TableRow16">
          <table:table-cell table:style-name="TableCell17">
            <text:p text:style-name="Standard">Project Name</text:p>
          </table:table-cell>
          <table:table-cell table:style-name="TableCell18">
            <text:p text:style-name="Standard">Contact Manager</text:p>
          </table:table-cell>
        </table:table-row>
        <table:table-row table:style-name="TableRow19">
          <table:table-cell table:style-name="TableCell20">
            <text:p text:style-name="Standard">Maximum Marks</text:p>
          </table:table-cell>
          <table:table-cell table:style-name="TableCell21">
            <text:p text:style-name="Standard">5 Marks</text:p>
          </table:table-cell>
        </table:table-row>
      </table:table>
      <text:p text:style-name="P22"/>
      <text:p text:style-name="P23"><text:span text:style-name="T24">Product Backlog, Sprint<text:s/></text:span><text:span text:style-name="T25">Schedule, and Estimation (4 Marks)</text:span></text:p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Sprint</text:span></text:p>
          </table:table-cell>
          <table:table-cell table:style-name="TableCell38">
            <text:p text:style-name="P39"><text:span text:style-name="T40">Functional Requirement (Epic)</text:span></text:p>
          </table:table-cell>
          <table:table-cell table:style-name="TableCell41">
            <text:p text:style-name="P42"><text:span text:style-name="T43">User Story Number</text:span></text:p>
          </table:table-cell>
          <table:table-cell table:style-name="TableCell44">
            <text:p text:style-name="P45"><text:span text:style-name="T46">User Story / Task</text:span></text:p>
          </table:table-cell>
          <table:table-cell table:style-name="TableCell47">
            <text:p text:style-name="P48"><text:span text:style-name="T49">Story Points</text:span></text:p>
          </table:table-cell>
          <table:table-cell table:style-name="TableCell50">
            <text:p text:style-name="P51"><text:span text:style-name="T52">Priority</text:span></text:p>
          </table:table-cell>
          <table:table-cell table:style-name="TableCell53">
            <text:p text:style-name="P54"><text:span text:style-name="T55">Team Members</text:span></text:p>
          </table:table-cell>
        </table:table-row>
        <table:table-row table:style-name="TableRow56">
          <table:table-cell table:style-name="TableCell57">
            <text:p text:style-name="P58">Sprint 1</text:p>
          </table:table-cell>
          <table:table-cell table:style-name="TableCell59">
            <text:p text:style-name="P60">Project Setup</text:p>
          </table:table-cell>
          <table:table-cell table:style-name="TableCell61">
            <text:p text:style-name="P62">USN 1</text:p>
          </table:table-cell>
          <table:table-cell table:style-name="TableCell63">
            <text:p text:style-name="P64"><text:span text:style-name="T65">Set up Node.js project structure with necessary dependencies</text:span></text:p>
          </table:table-cell>
          <table:table-cell table:style-name="TableCell66">
            <text:p text:style-name="P67">10</text:p>
          </table:table-cell>
          <table:table-cell table:style-name="TableCell68">
            <text:p text:style-name="P69">High</text:p>
          </table:table-cell>
          <table:table-cell table:style-name="TableCell70">
            <text:p text:style-name="P71">Mehul</text:p>
          </table:table-cell>
        </table:table-row>
        <table:table-row table:style-name="TableRow72">
          <table:table-cell table:style-name="TableCell73">
            <text:p text:style-name="P74">Sprint 1</text:p>
          </table:table-cell>
          <table:table-cell table:style-name="TableCell75">
            <text:p text:style-name="P76">User and Contact Schema</text:p>
          </table:table-cell>
          <table:table-cell table:style-name="TableCell77">
            <text:p text:style-name="P78">USN 2</text:p>
          </table:table-cell>
          <table:table-cell table:style-name="TableCell79">
            <text:p text:style-name="P80">Create the schema model for user and contact</text:p>
          </table:table-cell>
          <table:table-cell table:style-name="TableCell81">
            <text:p text:style-name="P82">10</text:p>
          </table:table-cell>
          <table:table-cell table:style-name="TableCell83">
            <text:p text:style-name="P84">High</text:p>
          </table:table-cell>
          <table:table-cell table:style-name="TableCell85">
            <text:p text:style-name="P86">Mehul</text:p>
          </table:table-cell>
        </table:table-row>
        <table:table-row table:style-name="TableRow87">
          <table:table-cell table:style-name="TableCell88">
            <text:p text:style-name="P89">Sprint 2</text:p>
          </table:table-cell>
          <table:table-cell table:style-name="TableCell90">
            <text:p text:style-name="P91">Controllers</text:p>
          </table:table-cell>
          <table:table-cell table:style-name="TableCell92">
            <text:p text:style-name="P93">USN 3</text:p>
          </table:table-cell>
          <table:table-cell table:style-name="TableCell94">
            <text:p text:style-name="P95">Create the auth and contact controllers</text:p>
          </table:table-cell>
          <table:table-cell table:style-name="TableCell96">
            <text:p text:style-name="P97">10</text:p>
          </table:table-cell>
          <table:table-cell table:style-name="TableCell98">
            <text:p text:style-name="P99">High</text:p>
          </table:table-cell>
          <table:table-cell table:style-name="TableCell100">
            <text:p text:style-name="P101">Mehul</text:p>
          </table:table-cell>
        </table:table-row>
        <table:table-row table:style-name="TableRow102">
          <table:table-cell table:style-name="TableCell103">
            <text:p text:style-name="P104">Sprint 2</text:p>
          </table:table-cell>
          <table:table-cell table:style-name="TableCell105">
            <text:p text:style-name="P106">Middleware</text:p>
          </table:table-cell>
          <table:table-cell table:style-name="TableCell107">
            <text:p text:style-name="P108">USN 4</text:p>
          </table:table-cell>
          <table:table-cell table:style-name="TableCell109">
            <text:p text:style-name="P110">Create the jwt authentication and data<text:s/>validation middleware</text:p>
          </table:table-cell>
          <table:table-cell table:style-name="TableCell111">
            <text:p text:style-name="P112">10</text:p>
          </table:table-cell>
          <table:table-cell table:style-name="TableCell113">
            <text:p text:style-name="P114">High</text:p>
          </table:table-cell>
          <table:table-cell table:style-name="TableCell115">
            <text:p text:style-name="P116">Mehul</text:p>
          </table:table-cell>
        </table:table-row>
        <table:table-row table:style-name="TableRow117">
          <table:table-cell table:style-name="TableCell118">
            <text:p text:style-name="P119">Sprint 3</text:p>
          </table:table-cell>
          <table:table-cell table:style-name="TableCell120">
            <text:p text:style-name="P121">Routes</text:p>
          </table:table-cell>
          <table:table-cell table:style-name="TableCell122">
            <text:p text:style-name="P123">USN 5</text:p>
          </table:table-cell>
          <table:table-cell table:style-name="TableCell124">
            <text:p text:style-name="P125">Create the auth and contact CRUD routes</text:p>
          </table:table-cell>
          <table:table-cell table:style-name="TableCell126">
            <text:p text:style-name="P127">10</text:p>
          </table:table-cell>
          <table:table-cell table:style-name="TableCell128">
            <text:p text:style-name="P129">High</text:p>
          </table:table-cell>
          <table:table-cell table:style-name="TableCell130">
            <text:p text:style-name="P131">Mehul</text:p>
          </table:table-cell>
        </table:table-row>
        <text:soft-page-break/>
        <table:table-row table:style-name="TableRow132">
          <table:table-cell table:style-name="TableCell133">
            <text:p text:style-name="P134">Sprint 3</text:p>
          </table:table-cell>
          <table:table-cell table:style-name="TableCell135">
            <text:p text:style-name="P136">Server file</text:p>
          </table:table-cell>
          <table:table-cell table:style-name="TableCell137">
            <text:p text:style-name="P138">USN 6</text:p>
          </table:table-cell>
          <table:table-cell table:style-name="TableCell139">
            <text:p text:style-name="P140">Create an<text:s/><text:a xlink:href="http://server.js" office:target-frame-name="_top" xlink:show="replace"><text:span text:style-name="T141">server.js</text:span></text:a><text:s/>file to start the server and define the api routes</text:p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High</text:p>
          </table:table-cell>
          <table:table-cell table:style-name="TableCell146">
            <text:p text:style-name="P147">Mehul</text:p>
          </table:table-cell>
        </table:table-row>
        <table:table-row table:style-name="TableRow148">
          <table:table-cell table:style-name="TableCell149">
            <text:p text:style-name="P150">Sprint 4</text:p>
          </table:table-cell>
          <table:table-cell table:style-name="TableCell151">
            <text:p text:style-name="P152">Debugging and Testing</text:p>
          </table:table-cell>
          <table:table-cell table:style-name="TableCell153">
            <text:p text:style-name="P154">USN 7</text:p>
          </table:table-cell>
          <table:table-cell table:style-name="TableCell155">
            <text:p text:style-name="P156">Debug the whole project and test the api’s <text:s/></text:p>
          </table:table-cell>
          <table:table-cell table:style-name="TableCell157">
            <text:p text:style-name="P158">10</text:p>
          </table:table-cell>
          <table:table-cell table:style-name="TableCell159">
            <text:p text:style-name="P160">High</text:p>
          </table:table-cell>
          <table:table-cell table:style-name="TableCell161">
            <text:p text:style-name="P162">Mehul</text:p>
          </table:table-cell>
        </table:table-row>
      </table:table>
      <text:p text:style-name="Standard"/>
      <text:p text:style-name="Standard"/>
      <text:p text:style-name="Standard"/>
      <text:p text:style-name="P163"><text:span text:style-name="T164">Project Tracker, Velocity &amp; Burndown Chart: (4<text:s/></text:span><text:span text:style-name="T165">Marks)</text:span></text:p>
      <text:p text:style-name="Standard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<text:span text:style-name="T177">Sprint</text:span></text:p>
          </table:table-cell>
          <table:table-cell table:style-name="TableCell178">
            <text:p text:style-name="P179"><text:span text:style-name="T180">Total Story Points</text:span></text:p>
          </table:table-cell>
          <table:table-cell table:style-name="TableCell181">
            <text:p text:style-name="P182"><text:span text:style-name="T183">Duration</text:span></text:p>
          </table:table-cell>
          <table:table-cell table:style-name="TableCell184">
            <text:p text:style-name="P185"><text:span text:style-name="T186">Sprint Start Date</text:span></text:p>
          </table:table-cell>
          <table:table-cell table:style-name="TableCell187">
            <text:p text:style-name="P188"><text:span text:style-name="T189">Sprint End Date (Planned)</text:span></text:p>
          </table:table-cell>
          <table:table-cell table:style-name="TableCell190">
            <text:p text:style-name="P191"><text:span text:style-name="T192">Story Points Completed (as on Planned End Date)</text:span></text:p>
          </table:table-cell>
          <table:table-cell table:style-name="TableCell193">
            <text:p text:style-name="P194"><text:span text:style-name="T195">Sprint Release Date (Actual)</text:span></text:p>
          </table:table-cell>
        </table:table-row>
        <table:table-row table:style-name="TableRow196">
          <table:table-cell table:style-name="TableCell197">
            <text:p text:style-name="P198">Sprint 1</text:p>
          </table:table-cell>
          <table:table-cell table:style-name="TableCell199">
            <text:p text:style-name="P200">20</text:p>
          </table:table-cell>
          <table:table-cell table:style-name="TableCell201">
            <text:p text:style-name="P202">1 Day</text:p>
          </table:table-cell>
          <table:table-cell table:style-name="TableCell203">
            <text:p text:style-name="P204">13/05/2026</text:p>
          </table:table-cell>
          <table:table-cell table:style-name="TableCell205">
            <text:p text:style-name="P206">14/02/2026</text:p>
          </table:table-cell>
          <table:table-cell table:style-name="TableCell207">
            <text:p text:style-name="P208">20</text:p>
          </table:table-cell>
          <table:table-cell table:style-name="TableCell209">
            <text:p text:style-name="P210">14/02/2026</text:p>
          </table:table-cell>
        </table:table-row>
        <table:table-row table:style-name="TableRow211">
          <table:table-cell table:style-name="TableCell212">
            <text:p text:style-name="P213">Sprint 2</text:p>
          </table:table-cell>
          <table:table-cell table:style-name="TableCell214">
            <text:p text:style-name="P215">20</text:p>
          </table:table-cell>
          <table:table-cell table:style-name="TableCell216">
            <text:p text:style-name="P217">1 Day</text:p>
          </table:table-cell>
          <table:table-cell table:style-name="TableCell218">
            <text:p text:style-name="P219">14/02/2026</text:p>
          </table:table-cell>
          <table:table-cell table:style-name="TableCell220">
            <text:p text:style-name="P221">15/02/2026</text:p>
          </table:table-cell>
          <table:table-cell table:style-name="TableCell222">
            <text:p text:style-name="P223">20</text:p>
          </table:table-cell>
          <table:table-cell table:style-name="TableCell224">
            <text:p text:style-name="P225">15/02/2026</text:p>
          </table:table-cell>
        </table:table-row>
        <table:table-row table:style-name="TableRow226">
          <table:table-cell table:style-name="TableCell227">
            <text:p text:style-name="P228">Sprint 3</text:p>
          </table:table-cell>
          <table:table-cell table:style-name="TableCell229">
            <text:p text:style-name="P230">20</text:p>
          </table:table-cell>
          <table:table-cell table:style-name="TableCell231">
            <text:p text:style-name="P232">1 Day</text:p>
          </table:table-cell>
          <table:table-cell table:style-name="TableCell233">
            <text:p text:style-name="P234">15/02/2026</text:p>
          </table:table-cell>
          <table:table-cell table:style-name="TableCell235">
            <text:p text:style-name="P236">16/02/2026</text:p>
          </table:table-cell>
          <table:table-cell table:style-name="TableCell237">
            <text:p text:style-name="P238">20</text:p>
          </table:table-cell>
          <table:table-cell table:style-name="TableCell239">
            <text:p text:style-name="P240">16/02/2026</text:p>
          </table:table-cell>
        </table:table-row>
        <table:table-row table:style-name="TableRow241">
          <table:table-cell table:style-name="TableCell242">
            <text:p text:style-name="P243">Sprint 4</text:p>
          </table:table-cell>
          <table:table-cell table:style-name="TableCell244">
            <text:p text:style-name="P245">20</text:p>
          </table:table-cell>
          <table:table-cell table:style-name="TableCell246">
            <text:p text:style-name="P247">1 Day</text:p>
          </table:table-cell>
          <table:table-cell table:style-name="TableCell248">
            <text:p text:style-name="P249">16/02/2026</text:p>
          </table:table-cell>
          <table:table-cell table:style-name="TableCell250">
            <text:p text:style-name="P251">16/02/2026</text:p>
          </table:table-cell>
          <table:table-cell table:style-name="TableCell252">
            <text:p text:style-name="P253">20</text:p>
          </table:table-cell>
          <table:table-cell table:style-name="TableCell254">
            <text:p text:style-name="P255">16/02/202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GILAN S</dc:creator>
    <meta:creation-date>2026-03-06T07:01:00Z</meta:creation-date>
    <dc:date>2026-03-08T04:48:00Z</dc:date>
    <meta:template xlink:href="Normal.dotm" xlink:type="simple"/>
    <meta:editing-cycles>5</meta:editing-cycles>
    <meta:editing-duration>PT0S</meta:editing-duration>
    <meta:user-defined meta:name="AppVersion">16.0000</meta:user-defined>
    <meta:document-statistic meta:page-count="2" meta:paragraph-count="3" meta:word-count="226" meta:character-count="1517" meta:row-count="10" meta:non-whitespace-character-count="1294"/>
  </office:meta>
</office:document-meta>
</file>